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P vers</text:p>
          </table:table-cell>
          <table:table-cell table:style-name="ce1" office:value-type="string" calcext:value-type="string" table:number-columns-spanned="2" table:number-rows-spanned="1">
            <text:p>Traffic class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Stream Label</text:p>
          </table:table-cell>
          <table:covered-table-cell table:number-columns-repeated="4" table:style-name="ce1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4" table:number-rows-spanned="1">
            <text:p>Payload Length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Upper protoc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 Hop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4">
            <text:p>Destination address (128 bit)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4">
            <text:p>Source address (128 bit)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Payload</text:p>
          </table:table-cell>
          <table:covered-table-cell table:number-columns-repeated="7" table:style-name="ce1"/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9.99mm" fo:page-height="120mm" fo:margin-top="0mm" fo:margin-bottom="0mm" fo:margin-left="0mm" fo:margin-right="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56:29.171969987</meta:creation-date>
    <dc:date>2017-11-27T15:11:18.347765167</dc:date>
    <meta:editing-duration>PT4M39S</meta:editing-duration>
    <meta:editing-cycles>1</meta:editing-cycles>
    <meta:document-statistic meta:table-count="1" meta:cell-count="9" meta:object-count="0"/>
    <meta:generator>LibreOffice/5.4.3.2$Linux_X86_64 LibreOffice_project/40m0$Build-2</meta:generator>
  </office:meta>
</office:document-meta>
</file>